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6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233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-color="#ffffff" draw:textarea-horizontal-align="justify" draw:textarea-vertical-align="top" draw:auto-grow-height="false" fo:min-height="3.2898in" fo:min-width="7.0476in"/>
      <style:paragraph-properties style:writing-mode="lr-tb"/>
    </style:style>
    <style:style style:name="P1" style:family="paragraph">
      <loext:graphic-properties draw:fill-color="#ffffff"/>
      <style:paragraph-properties fo:text-align="start" style:writing-mode="lr-tb"/>
      <style:text-properties fo:font-family="Arial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0" draw:style-name="gr1" draw:text-style-name="P1" svg:width="7.0476in" svg:height="3.2898in" svg:x="0in" svg:y="3.6555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8"/>
        <table:table-column table:style-name="co2" table:number-columns-repeated="4" table:default-cell-style-name="ce18"/>
        <table:table-column table:style-name="co3" table:default-cell-style-name="ce18"/>
        <table:table-column table:style-name="co2" table:number-columns-repeated="2" table:default-cell-style-name="ce18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5 (minimum 4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Pertinence des graphiques choisis (1 question = au moins 1 graphique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 table:number-columns-spanned="6" table:number-rows-spanned="1">
            <text:p>Pertinence des déductions des graphiques </text:p>
            <text:p>(Ne pas juste écrire "ça monte et ça descend", essayez d'en déduire quelque chose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6" table:number-rows-spanned="1">
            <text:p>Présence des légendes et autres anno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0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Pas de variables au nom cryptique. </text:p>
            <text:p>Par exemple pas de variables nommées : "a, ff, lol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6" table:number-rows-spanned="1">
            <text:p>Organisation correcte du notebook. Par exemple pas de bugs utilisation des bons types de cellule. Markdown pour les déductions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5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3" office:value-type="string" calcext:value-type="string">
            <text:p>Pénalité par jour de retard</text:p>
          </table:table-cell>
          <table:table-cell table:number-columns-repeated="7"/>
        </table:table-row>
        <table:table-row table:style-name="ro5">
          <table:table-cell table:style-name="ce3" office:value-type="string" calcext:value-type="string">
            <text:p>Pas de bugs de fonctionnement lors de la commande Cell &gt; "Run All" (-1 pt) 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4" office:value-type="string" calcext:value-type="string">
            <text:p>/20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9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7:47:38.56164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20T15:41:33.956000000</meta:creation-date>
    <dc:date>2021-04-20T08:24:18.181869900</dc:date>
    <meta:editing-duration>PT1H48M44S</meta:editing-duration>
    <meta:editing-cycles>23</meta:editing-cycles>
    <meta:generator>LibreOffice/6.4.6.2$MacOSX_X86_64 LibreOffice_project/0ce51a4fd21bff07a5c061082cc82c5ed232f115</meta:generator>
    <meta:document-statistic meta:table-count="1" meta:cell-count="15" meta:object-count="1"/>
  </office:meta>
</office:document-meta>
</file>